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2" style:family="table">
      <style:table-properties style:width="25.698cm" table:align="left"/>
    </style:style>
    <style:style style:name="Table2.A" style:family="table-column">
      <style:table-column-properties style:column-width="1.815cm"/>
    </style:style>
    <style:style style:name="Table2.B" style:family="table-column">
      <style:table-column-properties style:column-width="4.687cm"/>
    </style:style>
    <style:style style:name="Table2.C" style:family="table-column">
      <style:table-column-properties style:column-width="3.083cm"/>
    </style:style>
    <style:style style:name="Table2.D" style:family="table-column">
      <style:table-column-properties style:column-width="2.51cm"/>
    </style:style>
    <style:style style:name="Table2.E" style:family="table-column">
      <style:table-column-properties style:column-width="2.903cm"/>
    </style:style>
    <style:style style:name="Table2.F" style:family="table-column">
      <style:table-column-properties style:column-width="2.812cm"/>
    </style:style>
    <style:style style:name="Table2.G" style:family="table-column">
      <style:table-column-properties style:column-width="1.997cm"/>
    </style:style>
    <style:style style:name="Table2.H" style:family="table-column">
      <style:table-column-properties style:column-width="2.085cm"/>
    </style:style>
    <style:style style:name="Table2.I" style:family="table-column">
      <style:table-column-properties style:column-width="1.676cm"/>
    </style:style>
    <style:style style:name="Table2.J" style:family="table-column">
      <style:table-column-properties style:column-width="2.1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J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color="#800000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800000" officeooo:rsid="000dac94" officeooo:paragraph-rsid="000dac94"/>
    </style:style>
    <style:style style:name="P4" style:family="paragraph" style:parent-style-name="Standard">
      <style:paragraph-properties fo:text-align="center" style:justify-single-word="false"/>
      <style:text-properties fo:color="#800000" officeooo:rsid="00103a35" officeooo:paragraph-rsid="00103a35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officeooo:paragraph-rsid="000dac94" style:font-size-asian="8pt" style:font-size-complex="8pt"/>
    </style:style>
    <style:style style:name="P7" style:family="paragraph" style:parent-style-name="Standard">
      <style:text-properties fo:font-size="8pt" style:text-underline-style="none" fo:font-weight="bold" style:font-size-asian="8pt" style:font-weight-asian="bold" style:font-size-complex="8pt" style:font-weight-complex="bold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line-height="200%" fo:text-align="end" style:justify-single-word="false"/>
      <style:text-properties fo:font-size="15pt" officeooo:rsid="0014f1ea" officeooo:paragraph-rsid="0014f1ea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color="#800000" officeooo:rsid="00171862" officeooo:paragraph-rsid="00171862"/>
    </style:style>
    <style:style style:name="P11" style:family="paragraph" style:parent-style-name="Standard">
      <style:text-properties fo:font-size="8pt" officeooo:paragraph-rsid="0018a4d0" style:font-size-asian="8pt" style:font-size-complex="8pt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P13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31f01" style:font-name-asian="Droid Sans" style:font-size-asian="10pt" style:font-weight-asian="normal" style:font-name-complex="DejaVu Sans" style:font-size-complex="10pt" style:font-weight-complex="normal"/>
    </style:style>
    <style:style style:name="P14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0pt" fo:font-weight="normal" officeooo:paragraph-rsid="00171862" style:font-name-asian="Droid Sans" style:font-size-asian="10pt" style:font-weight-asian="normal" style:font-name-complex="DejaVu Sans" style:font-size-complex="10pt" style:font-weight-complex="normal"/>
    </style:style>
    <style:style style:name="P15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T1" style:family="text">
      <style:text-properties officeooo:rsid="000d1d17"/>
    </style:style>
    <style:style style:name="T2" style:family="text">
      <style:text-properties style:font-name="Liberation Sans" style:font-name-asian="Droid Sans" style:font-name-complex="DejaVu Sans"/>
    </style:style>
    <style:style style:name="T3" style:family="text">
      <style:text-properties style:font-name="Liberation Sans" officeooo:rsid="000c3593" style:font-name-asian="Droid Sans" style:font-name-complex="DejaVu Sans"/>
    </style:style>
    <style:style style:name="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T5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style style:name="T6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T7" style:family="text">
      <style:text-properties officeooo:rsid="000e9c4c"/>
    </style:style>
    <style:style style:name="T8" style:family="text">
      <style:text-properties officeooo:rsid="0016a0b7"/>
    </style:style>
    <style:style style:name="T9" style:family="text">
      <style:text-properties officeooo:rsid="001718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3">Fecha Factura</text:p>
          </table:table-cell>
          <table:table-cell table:style-name="Table2.A1" office:value-type="string">
            <text:p text:style-name="P3"><text:span text:style-name="T8">Proveedor</text:span> </text:p>
            <text:p text:style-name="P3"/>
          </table:table-cell>
          <table:table-cell table:style-name="Table2.A1" office:value-type="string">
            <text:p text:style-name="P3">Número Factura</text:p>
          </table:table-cell>
          <table:table-cell table:style-name="Table2.A1" office:value-type="string">
            <text:p text:style-name="P3">CUIT</text:p>
            <text:p text:style-name="P3"/>
          </table:table-cell>
          <table:table-cell table:style-name="Table2.A1" office:value-type="string">
            <text:p text:style-name="P3">Importe Neto Gravado</text:p>
          </table:table-cell>
          <table:table-cell table:style-name="Table2.A1" office:value-type="string">
            <text:p text:style-name="P4">Importe No Gravado</text:p>
          </table:table-cell>
          <table:table-cell table:style-name="Table2.A1" office:value-type="string">
            <text:p text:style-name="P3">Iva <text:span text:style-name="T9">21</text:span></text:p>
          </table:table-cell>
          <table:table-cell table:style-name="Table2.A1" office:value-type="string">
            <text:p text:style-name="P10">Iva 10.5</text:p>
          </table:table-cell>
          <table:table-cell table:style-name="Table2.A1" office:value-type="string">
            <text:p text:style-name="P10">Iva 27</text:p>
          </table:table-cell>
          <table:table-cell table:style-name="Table2.J1" office:value-type="string">
            <text:p text:style-name="P3">Total Facturado</text:p>
          </table:table-cell>
        </table:table-row>
        <table:table-row>
          <table:table-cell table:style-name="Table2.A2" table:number-columns-spanned="10" office:value-type="string">
            <text:p text:style-name="P2"><text:placeholder text:placeholder-type="text" text:description="Inicio For de tuplas candidatas">&lt;for each="tupla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7"><text:placeholder text:placeholder-type="text" text:description="Numero de Cliente">&lt;tupla[0]&gt;</text:placeholder></text:p>
          </table:table-cell>
          <table:table-cell table:style-name="Table2.A3" office:value-type="string">
            <text:p text:style-name="P8"><text:placeholder text:placeholder-type="text" text:description="Nombre Completo">&lt;tupla[1]&gt;</text:placeholder></text:p>
          </table:table-cell>
          <table:table-cell table:style-name="Table2.A3" office:value-type="string">
            <text:p text:style-name="P5"><text:placeholder text:placeholder-type="text" text:description="Tipo Contacto">&lt;tupla[2]&gt;</text:placeholder></text:p>
          </table:table-cell>
          <table:table-cell table:style-name="Table2.A3" office:value-type="string">
            <text:p text:style-name="P5"><text:placeholder text:placeholder-type="text" text:description="Numero de Telefono">&lt;tupla[3]&gt;</text:placeholder></text:p>
          </table:table-cell>
          <table:table-cell table:style-name="Table2.A3" office:value-type="string">
            <text:p text:style-name="P5"><text:placeholder text:placeholder-type="text" text:description="Tarifa Suministro">&lt;tupla[4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5]&gt;</text:placeholder></text:p>
          </table:table-cell>
          <table:table-cell table:style-name="Table2.A3" office:value-type="string">
            <text:p text:style-name="P6"><text:placeholder text:placeholder-type="text" text:description="Tarifa Suministro">&lt;tupla[6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7]&gt;</text:placeholder></text:p>
          </table:table-cell>
          <table:table-cell table:style-name="Table2.A3" office:value-type="string">
            <text:p text:style-name="P11"><text:placeholder text:placeholder-type="text" text:description="Tarifa Suministro">&lt;tupla[8]&gt;</text:placeholder></text:p>
          </table:table-cell>
          <table:table-cell table:style-name="Table2.A2" office:value-type="string">
            <text:p text:style-name="P6"><text:placeholder text:placeholder-type="text" text:description="Tarifa Suministro">&lt;tupla[9]&gt;</text:placeholder></text:p>
          </table:table-cell>
        </table:table-row>
        <table:table-row>
          <table:table-cell table:style-name="Table2.A2" table:number-columns-spanned="10" office:value-type="string">
            <text:p text:style-name="P5"><text:placeholder text:placeholder-type="text" text:description="Fin for tuplas candidatas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9">TOTALES</text:p>
          </table:table-cell>
          <table:covered-table-cell/>
          <table:covered-table-cell/>
          <table:covered-table-cell/>
          <table:table-cell table:style-name="Table2.A3" office:value-type="string">
            <text:h text:style-name="P13" text:outline-level="1"><text:placeholder text:placeholder-type="text" text:description="Mes">&lt;data['total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no_gravado_con_iva']&gt;</text:placeholder></text:h>
          </table:table-cell>
          <table:table-cell table:style-name="Table2.A3" office:value-type="string">
            <text:h text:style-name="P13" text:outline-level="1"><text:placeholder text:placeholder-type="text" text:description="Mes">&lt;data['total_iva_21']&gt;</text:placeholder></text:h>
          </table:table-cell>
          <table:table-cell table:style-name="Table2.A3" office:value-type="string">
            <text:h text:style-name="P14" text:outline-level="1"><text:placeholder text:placeholder-type="text">&lt;data['total_iva_105']&gt;</text:placeholder></text:h>
          </table:table-cell>
          <table:table-cell table:style-name="Table2.A3" office:value-type="string">
            <text:h text:style-name="P14" text:outline-level="1"><text:placeholder text:placeholder-type="text" text:description="Mes">&lt;data['total_iva_27']&gt;</text:placeholder></text:h>
          </table:table-cell>
          <table:table-cell table:style-name="Table2.A2" office:value-type="string">
            <text:h text:style-name="P13" text:outline-level="1"><text:placeholder text:placeholder-type="text" text:description="Mes">&lt;data['total_facturado']&gt;</text:placeholder></text:h>
          </table:table-cell>
        </table:table-row>
      </table:table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Liberation Sans" style:font-name-asian="Droid Sans" style:font-name-complex="DejaVu Sans"/>
    </style:style>
    <style:style style:name="MP2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officeooo:paragraph-rsid="000c3593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0d1d17"/>
    </style:style>
    <style:style style:name="MT2" style:family="text">
      <style:text-properties style:font-name="Liberation Sans" officeooo:rsid="000c3593" style:font-name-asian="Droid Sans" style:font-name-complex="DejaVu Sans"/>
    </style:style>
    <style:style style:name="MT3" style:family="text">
      <style:text-properties style:font-name="Liberation Sans" style:font-name-asian="Droid Sans" style:font-name-complex="DejaVu Sans"/>
    </style:style>
    <style:style style:name="MT4" style:family="text">
      <style:text-properties style:font-name="Liberation Sans" fo:font-size="10pt" fo:font-style="italic" officeooo:rsid="000c3593" style:font-name-asian="Droid Sans" style:font-size-asian="10pt" style:font-style-asian="italic" style:font-name-complex="DejaVu Sans" style:font-size-complex="10pt" style:font-style-complex="italic"/>
    </style:style>
    <style:style style:name="MT5" style:family="text">
      <style:text-properties style:font-name="Liberation Sans" fo:font-size="12pt" fo:font-weight="normal" style:font-name-asian="Droid Sans" style:font-size-asian="12pt" style:font-weight-asian="normal" style:font-name-complex="DejaVu Sans" style:font-size-complex="12pt" style:font-weight-complex="normal"/>
    </style:style>
    <style:style style:name="MT6" style:family="text">
      <style:text-properties style:font-name="Liberation Sans" fo:font-size="10pt" fo:font-style="italic" officeooo:rsid="000d1d17" style:font-name-asian="Droid Sans" style:font-size-asian="10pt" style:font-style-asian="italic" style:font-name-complex="DejaVu Sans" style:font-size-complex="10pt" style:font-style-complex="ital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51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h text:style-name="MP1" text:outline-level="1">Cooperar – <text:span text:style-name="MT1">Registro IVA COMPRAS</text:span></text:h>
        <text:h text:style-name="MP2" text:outline-level="1"><text:span text:style-name="MT2">Periodo</text:span><text:span text:style-name="MT3">:</text:span><text:span text:style-name="MT2"> </text:span><text:span text:style-name="MT4">Del</text:span><text:span text:style-name="MT3"> </text:span><text:span text:style-name="MT5"><text:placeholder text:placeholder-type="text" text:description="Mes">&lt;data['desde']&gt;</text:placeholder></text:span><text:span text:style-name="MT3"><text:s/></text:span><text:span text:style-name="MT4">Hasta </text:span><text:span text:style-name="MT6">el </text:span><text:span text:style-name="MT3"><text:s/></text:span><text:span text:style-name="MT5"><text:placeholder text:placeholder-type="text" text:description="Año">&lt;data['hasta']&gt;</text:placeholder></text:span></text:h>
      </style:header>
      <style:footer>
        <text:p text:style-name="MP3">(<text:page-number text:select-page="current">1</text:page-number> de <text:s/><text:page-count>1</text:page-count>) <text:date style:data-style-name="N37" text:date-value="2018-12-18T01:09:53.289529695">18/12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COBA </meta:initial-creator>
    <meta:creation-date>2014-12-03T11:01:14</meta:creation-date>
    <dc:date>2018-12-18T01:09:53.183846607</dc:date>
    <meta:editing-duration>P2DT7H7M1S</meta:editing-duration>
    <meta:editing-cycles>86</meta:editing-cycles>
    <meta:generator>LibreOffice/5.4.0.3$Linux_X86_64 LibreOffice_project/40m0$Build-3</meta:generator>
    <meta:printed-by>FEDECOBA </meta:printed-by>
    <meta:print-date>2015-02-11T18:53:19</meta:print-date>
    <meta:document-statistic meta:table-count="1" meta:image-count="0" meta:object-count="0" meta:page-count="1" meta:paragraph-count="32" meta:word-count="56" meta:character-count="513" meta:non-whitespace-character-count="485"/>
  </office:meta>
</office:document-meta>
</file>